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0000"/>
    </style:style>
    <style:style style:name="ce6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70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71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ackground-color="transparent"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7" table:number-columns-repeated="99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4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3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94"/>
          <table:table-cell table:style-name="ce1" table:number-columns-repeated="984"/>
        </table:table-row>
        <table:table-row table:style-name="ro2" table:visibility="collapse">
          <table:table-cell table:style-name="ce3" table:number-columns-repeated="39"/>
          <table:table-cell table:style-name="ce94"/>
          <table:table-cell table:style-name="ce1" table:number-columns-repeated="984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0"/>
          <table:table-cell table:style-name="ce13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table:number-columns-repeated="2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19" table:content-validation-name="val8" office:value-type="string" calcext:value-type="string">
            <text:p>Insid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TOWN_CENTER</text:p>
          </table:table-cell>
          <table:table-cell table:style-name="ce15"/>
          <table:table-cell table:style-name="ce33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table:number-columns-repeated="2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5" office:value-type="string" calcext:value-type="string">
            <text:p>DLC_BOULDER_B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BAOBAB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16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BAOBAB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BAOBAB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BAOBABFOREST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0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40" table:content-validation-name="val3" office:value-type="string" calcext:value-type="string">
            <text:p>Loose</text:p>
          </table:table-cell>
          <table:table-cell table:style-name="ce40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LC_BAOBABFOREST</text:p>
          </table:table-cell>
          <table:table-cell table:style-name="ce21" table:number-columns-repeated="2"/>
          <table:table-cell table:style-name="ce10" table:number-columns-repeated="3"/>
          <table:table-cell table:style-name="ce30"/>
          <table:table-cell table:style-name="ce39"/>
          <table:table-cell table:style-name="ce10"/>
          <table:table-cell table:style-name="ce45"/>
          <table:table-cell table:style-name="ce47"/>
          <table:table-cell table:style-name="ce49"/>
          <table:table-cell table:number-columns-repeated="3" table:style-name="ce40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5" office:value-type="string" calcext:value-type="string">
            <text:p>DLC_BOULDER_C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style-name="ce33" table:content-validation-name="val7" table:number-columns-repeated="3"/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5" office:value-type="string" calcext:value-type="string">
            <text:p>DLC_BOULDER_B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15" table:number-columns-repeated="3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7" table:number-columns-repeated="4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28" table:formula="of:=COM.MICROSOFT.TEXTJOIN(&quot;, &quot;;1;[.$A$15])" office:value-type="string" office:string-value="11" calcext:value-type="string">
            <text:p>11</text:p>
          </table:table-cell>
          <table:table-cell table:style-name="ce34" office:value-type="string" calcext:value-type="string">
            <text:p>1</text:p>
          </table:table-cell>
          <table:table-cell table:style-name="ce42"/>
          <table:table-cell table:style-name="ce28"/>
          <table:table-cell table:style-name="ce34"/>
          <table:table-cell table:style-name="ce42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18" table:number-columns-repeated="4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29" table:formula="of:=COM.MICROSOFT.TEXTJOIN(&quot;, &quot;;1;[.$A$14])" office:value-type="string" office:string-value="10" calcext:value-type="string">
            <text:p>10</text:p>
          </table:table-cell>
          <table:table-cell table:style-name="ce37" office:value-type="string" calcext:value-type="string">
            <text:p>1</text:p>
          </table:table-cell>
          <table:table-cell table:style-name="ce43"/>
          <table:table-cell table:style-name="ce29"/>
          <table:table-cell table:style-name="ce37"/>
          <table:table-cell table:style-name="ce43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41" table:content-validation-name="val1" office:value-type="string" calcext:value-type="string">
            <text:p>Neutral Gaia Convertible</text:p>
          </table:table-cell>
          <table:table-cell table:style-name="ce17" table:number-columns-repeated="4"/>
          <table:table-cell table:style-name="ce17" office:value-type="float" office:value="9320" calcext:value-type="float">
            <text:p>9320</text:p>
          </table:table-cell>
          <table:table-cell table:style-name="ce17" table:number-columns-repeated="3"/>
          <table:table-cell table:style-name="ce41" table:content-validation-name="val3" office:value-type="string" calcext:value-type="string">
            <text:p>Loose</text:p>
          </table:table-cell>
          <table:table-cell table:style-name="ce41" table:content-validation-name="val5" office:value-type="string" calcext:value-type="string">
            <text:p>Map Size</text:p>
          </table:table-cell>
          <table:table-cell table:style-name="ce17" table:number-columns-repeated="4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28" table:formula="of:=COM.MICROSOFT.TEXTJOIN(&quot;, &quot;;1;[.$A$16])" office:value-type="string" office:string-value="12" calcext:value-type="string">
            <text:p>12</text:p>
          </table:table-cell>
          <table:table-cell table:style-name="ce34" office:value-type="string" calcext:value-type="string">
            <text:p>1</text:p>
          </table:table-cell>
          <table:table-cell table:style-name="ce42"/>
          <table:table-cell table:style-name="ce28"/>
          <table:table-cell table:style-name="ce34"/>
          <table:table-cell table:style-name="ce42"/>
          <table:table-cell table:number-columns-repeated="3" table:style-name="ce4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44" table:content-validation-name="val3" office:value-type="string" calcext:value-type="string">
            <text:p>Loose</text:p>
          </table:table-cell>
          <table:table-cell table:style-name="ce44" table:content-validation-name="val5" office:value-type="string" calcext:value-type="string">
            <text:p>Map Size</text:p>
          </table:table-cell>
          <table:table-cell table:style-name="ce18" table:number-columns-repeated="4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29" table:formula="of:=COM.MICROSOFT.TEXTJOIN(&quot;, &quot;;1;[.$A$17])" office:value-type="string" office:string-value="13" calcext:value-type="string">
            <text:p>13</text:p>
          </table:table-cell>
          <table:table-cell table:style-name="ce37" office:value-type="string" calcext:value-type="string">
            <text:p>1</text:p>
          </table:table-cell>
          <table:table-cell table:style-name="ce43"/>
          <table:table-cell table:style-name="ce29"/>
          <table:table-cell table:style-name="ce37"/>
          <table:table-cell table:style-name="ce43"/>
          <table:table-cell table:number-columns-repeated="3" table:style-name="ce44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RUINS</text:p>
          </table:table-cell>
          <table:table-cell table:style-name="ce15" office:value-type="float" office:value="345" calcext:value-type="float">
            <text:p>345</text:p>
          </table:table-cell>
          <table:table-cell table:style-name="ce15" table:number-columns-repeated="2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; [.$A$13])" office:value-type="string" office:string-value="2, 3, 9" calcext:value-type="string">
            <text:p>2, 3, 9</text:p>
          </table:table-cell>
          <table:table-cell table:style-name="ce36" office:value-type="string" calcext:value-type="string">
            <text:p>24, 4, 12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TEMPLE_RUIN</text:p>
          </table:table-cell>
          <table:table-cell table:style-name="ce15" office:value-type="float" office:value="1566" calcext:value-type="float">
            <text:p>1566</text:p>
          </table:table-cell>
          <table:table-cell table:style-name="ce15" table:number-columns-repeated="2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; [.$A$13]; [.$A$22])" office:value-type="string" office:string-value="2, 3, 9, 18" calcext:value-type="string">
            <text:p>2, 3, 9, 18</text:p>
          </table:table-cell>
          <table:table-cell table:style-name="ce36" office:value-type="string" calcext:value-type="string">
            <text:p>24, 4, 12, 12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22])" office:value-type="string" office:string-value="18" calcext:value-type="string">
            <text:p>18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23])" office:value-type="string" office:string-value="19" calcext:value-type="string">
            <text:p>19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DLC_BOULDER_B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ROCK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DLC_BOULDER_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0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40" table:content-validation-name="val3" office:value-type="string" calcext:value-type="string">
            <text:p>Loose</text:p>
          </table:table-cell>
          <table:table-cell table:style-name="ce40" table:content-validation-name="val5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LC_DIRT4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30"/>
          <table:table-cell table:style-name="ce39"/>
          <table:table-cell table:style-name="ce10"/>
          <table:table-cell table:style-name="ce45" table:formula="of:=COM.MICROSOFT.TEXTJOIN(&quot;, &quot;;1;[.$A$6];[.$A$7])" office:value-type="string" office:string-value="2, 3" calcext:value-type="string">
            <text:p>2, 3</text:p>
          </table:table-cell>
          <table:table-cell table:style-name="ce47" office:value-type="string" calcext:value-type="string">
            <text:p>16, 4</text:p>
          </table:table-cell>
          <table:table-cell table:style-name="ce49"/>
          <table:table-cell table:number-columns-repeated="3" table:style-name="ce40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CRACKS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CRATER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6];[.$A$7])" office:value-type="string" office:string-value="2, 3" calcext:value-type="string">
            <text:p>2, 3</text:p>
          </table:table-cell>
          <table:table-cell table:style-name="ce36" office:value-type="string" calcext:value-type="string">
            <text:p>16, 4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OFF_GRID</text:p>
          </table:table-cell>
          <table:table-cell table:style-name="ce15"/>
          <table:table-cell table:style-name="ce15" office:value-type="string" calcext:value-type="string">
            <text:p>RELIC</text:p>
          </table:table-cell>
          <table:table-cell table:style-name="ce15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33])" office:value-type="string" office:string-value="29" calcext:value-type="string">
            <text:p>29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CRACKS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CRATER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ce15" office:value-type="string" calcext:value-type="string">
            <text:p>SEA_ROCKS_1</text:p>
          </table:table-cell>
          <table:table-cell table:style-name="ce15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800" calcext:value-type="float">
            <text:p>80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ce15" office:value-type="string" calcext:value-type="string">
            <text:p>SEA_ROCKS_2</text:p>
          </table:table-cell>
          <table:table-cell table:style-name="ce15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800" calcext:value-type="float">
            <text:p>80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5" office:value-type="string" calcext:value-type="string">
            <text:p>SEA_ROCKS_1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5" office:value-type="string" calcext:value-type="string">
            <text:p>SEA_ROCKS_2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DLC_WETROCKBEACH</text:p>
          </table:table-cell>
          <table:table-cell table:style-name="ce22" table:number-columns-repeated="2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6"/>
          <table:table-cell table:style-name="ce48"/>
          <table:table-cell table:style-name="ce11"/>
          <table:table-cell table:style-name="ce31"/>
          <table:table-cell table:style-name="ce11"/>
          <table:table-cell table:style-name="ce50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1" office:value-type="string" calcext:value-type="string">
            <text:p>DOLPHIN</text:p>
          </table:table-cell>
          <table:table-cell table:style-name="ce11" office:value-type="float" office:value="61" calcext:value-type="float">
            <text:p>61</text:p>
          </table:table-cell>
          <table:table-cell table:style-name="ce11" table:number-columns-repeated="2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22" table:number-columns-repeated="4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31" table:formula="of:=COM.MICROSOFT.TEXTJOIN(&quot;, &quot;;1;[.$A$33])" office:value-type="string" office:string-value="29" calcext:value-type="string">
            <text:p>29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31" table:formula="of:=COM.MICROSOFT.TEXTJOIN(&quot;, &quot;;1;[.$A$7];[.$A$33])" office:value-type="string" office:string-value="3, 29" calcext:value-type="string">
            <text:p>3, 29</text:p>
          </table:table-cell>
          <table:table-cell table:style-name="ce11" office:value-type="string" calcext:value-type="string">
            <text:p>9, 2</text:p>
          </table:table-cell>
          <table:table-cell table:style-name="ce50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BEACH</text:p>
          </table:table-cell>
          <table:table-cell table:style-name="ce22" table:number-columns-repeated="2"/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31"/>
          <table:table-cell table:style-name="ce11" table:number-columns-repeated="2"/>
          <table:table-cell table:style-name="ce31"/>
          <table:table-cell table:style-name="ce11"/>
          <table:table-cell table:style-name="ce50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1" office:value-type="string" calcext:value-type="string">
            <text:p>DOLPHIN</text:p>
          </table:table-cell>
          <table:table-cell table:style-name="ce11" office:value-type="float" office:value="61" calcext:value-type="float">
            <text:p>61</text:p>
          </table:table-cell>
          <table:table-cell table:style-name="ce11" table:number-columns-repeated="2"/>
          <table:table-cell table:style-name="ce51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51" table:content-validation-name="val3" office:value-type="string" calcext:value-type="string">
            <text:p>Loose</text:p>
          </table:table-cell>
          <table:table-cell table:style-name="ce51" table:content-validation-name="val5" office:value-type="string" calcext:value-type="string">
            <text:p>Map Size</text:p>
          </table:table-cell>
          <table:table-cell table:style-name="ce22" table:number-columns-repeated="4"/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31"/>
          <table:table-cell table:style-name="ce11" table:number-columns-repeated="2"/>
          <table:table-cell table:style-name="ce31" table:formula="of:=COM.MICROSOFT.TEXTJOIN(&quot;, &quot;;1;[.$A$7];[.$A$41];[.$A$42])" office:value-type="string" office:string-value="3, 37, 38" calcext:value-type="string">
            <text:p>3, 37, 38</text:p>
          </table:table-cell>
          <table:table-cell table:style-name="ce11" office:value-type="float" office:value="8" calcext:value-type="float">
            <text:p>8</text:p>
          </table:table-cell>
          <table:table-cell table:style-name="ce50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5" office:value-type="string" calcext:value-type="string">
            <text:p>BLOCKER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5" office:value-type="string" calcext:value-type="string">
            <text:p>RNW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5" office:value-type="string" calcext:value-type="string">
            <text:p>RNA</text:p>
          </table:table-cell>
          <table:table-cell table:style-name="ce15" table:number-columns-repeated="3"/>
          <table:table-cell table:style-name="ce33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3" table:content-validation-name="val3" office:value-type="string" calcext:value-type="string">
            <text:p>Loose</text:p>
          </table:table-cell>
          <table:table-cell table:style-name="ce33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46])" office:value-type="string" office:string-value="42" calcext:value-type="string">
            <text:p>42</text:p>
          </table:table-cell>
          <table:table-cell table:style-name="ce36" office:value-type="string" calcext:value-type="string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85" table:number-columns-repeated="4"/>
          <table:table-cell table:style-name="ce15" table:content-validation-name="val8"/>
          <table:table-cell table:style-name="ce8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5" office:value-type="string" calcext:value-type="string">
            <text:p>STORMY_DOG</text:p>
          </table:table-cell>
          <table:table-cell table:style-name="ce15" office:value-type="float" office:value="862" calcext:value-type="float">
            <text:p>862</text:p>
          </table:table-cell>
          <table:table-cell table:style-name="ce15" table:number-columns-repeated="2"/>
          <table:table-cell table:style-name="ce33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Loose</text:p>
          </table:table-cell>
          <table:table-cell table:style-name="ce33" table:content-validation-name="val6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ICE</text:p>
          </table:table-cell>
          <table:table-cell table:style-name="ce15" table:number-columns-repeated="3"/>
          <table:table-cell table:number-columns-repeated="2" table:style-name="ce15" office:value-type="float" office:value="2" calcext:value-type="float">
            <text:p>2</text:p>
          </table:table-cell>
          <table:table-cell table:style-name="ce27"/>
          <table:table-cell table:style-name="ce15" table:number-columns-repeated="2"/>
          <table:table-cell table:style-name="ce27"/>
          <table:table-cell table:style-name="ce15" table:number-columns-repeated="2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1" office:value-type="string" calcext:value-type="string">
            <text:p>SHEEP</text:p>
          </table:table-cell>
          <table:table-cell table:style-name="ce11" table:number-columns-repeated="3"/>
          <table:table-cell table:style-name="ce51" table:content-validation-name="val2" office:value-type="string" calcext:value-type="string">
            <text:p>Player Assigned Player Owned</text:p>
          </table:table-cell>
          <table:table-cell table:style-name="ce11" table:number-columns-repeated="4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31" table:formula="of:=COM.MICROSOFT.TEXTJOIN(&quot;, &quot;;1;[.$A$6])" office:value-type="string" office:string-value="2" calcext:value-type="string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31" table:formula="of:=COM.MICROSOFT.TEXTJOIN(&quot;, &quot;;1;[.$A$6];[.$A$105:.$A$107])" office:value-type="string" office:string-value="2" calcext:value-type="string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3" table:style-name="ce51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0" table:content-validation-name="val1" office:value-type="string" calcext:value-type="string">
            <text:p>Player Assigned Gaia Convertible</text:p>
          </table:table-cell>
          <table:table-cell table:style-name="ce21" table:number-columns-repeated="2"/>
          <table:table-cell table:style-name="ce21" office:value-type="float" office:value="-200" calcext:value-type="float">
            <text:p>-200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40" table:content-validation-name="val3" office:value-type="string" calcext:value-type="string">
            <text:p>Loose</text:p>
          </table:table-cell>
          <table:table-cell table:style-name="ce40" table:content-validation-name="val5" office:value-type="string" calcext:value-type="string">
            <text:p>None</text:p>
          </table:table-cell>
          <table:table-cell table:style-name="ce21" table:number-columns-repeated="4"/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30" table:formula="of:=COM.MICROSOFT.TEXTJOIN(&quot;, &quot;;1;[.$A$6])" office:value-type="string" office:string-value="2" calcext:value-type="string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30" table:formula="of:=COM.MICROSOFT.TEXTJOIN(&quot;, &quot;;1;[.$A$6])" office:value-type="string" office:string-value="2" calcext:value-type="string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49"/>
          <table:table-cell table:number-columns-repeated="3" table:style-name="ce40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0" office:value-type="string" calcext:value-type="string">
            <text:p>TREE_A</text:p>
          </table:table-cell>
          <table:table-cell table:style-name="ce10" table:number-columns-repeated="3"/>
          <table:table-cell table:style-name="ce40" table:content-validation-name="val1" office:value-type="string" calcext:value-type="string">
            <text:p>Player Assigned Gaia Convertible</text:p>
          </table:table-cell>
          <table:table-cell table:style-name="ce21" table:number-columns-repeated="2"/>
          <table:table-cell table:style-name="ce21" office:value-type="float" office:value="-200" calcext:value-type="float">
            <text:p>-200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40" table:content-validation-name="val3" office:value-type="string" calcext:value-type="string">
            <text:p>Loose</text:p>
          </table:table-cell>
          <table:table-cell table:style-name="ce40" table:content-validation-name="val5" office:value-type="string" calcext:value-type="string">
            <text:p>None</text:p>
          </table:table-cell>
          <table:table-cell table:style-name="ce21" table:number-columns-repeated="4"/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30" table:formula="of:=COM.MICROSOFT.TEXTJOIN(&quot;, &quot;;1;[.$A$6])" office:value-type="string" office:string-value="2" calcext:value-type="string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30" table:formula="of:=COM.MICROSOFT.TEXTJOIN(&quot;, &quot;;1;[.$A$6])" office:value-type="string" office:string-value="2" calcext:value-type="string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49"/>
          <table:table-cell table:number-columns-repeated="3" table:style-name="ce40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33" table:content-validation-name="val2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Tight</text:p>
          </table:table-cell>
          <table:table-cell table:style-name="ce33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38"/>
          <table:table-cell table:style-name="ce27" table:formula="of:=COM.MICROSOFT.TEXTJOIN(&quot;, &quot;;1;[.$A$6])" office:value-type="string" office:string-value="2" calcext:value-type="string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33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Loose</text:p>
          </table:table-cell>
          <table:table-cell table:style-name="ce33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 table:style-name="ce15"/>
          <table:table-cell table:style-name="ce15" table:formula="of:=COM.MICROSOFT.TEXTJOIN(&quot;,&quot;;1;[.B$3])">
            <text:p/>
          </table:table-cell>
          <table:table-cell table:style-name="ce32"/>
          <table:table-cell table:style-name="ce38"/>
          <table:table-cell table:style-name="ce27" table:formula="of:=COM.MICROSOFT.TEXTJOIN(&quot;, &quot;;1;[.$A$6];[.$A$52])" office:value-type="string" office:string-value="2, 48" calcext:value-type="string">
            <text:p>2, 48</text:p>
          </table:table-cell>
          <table:table-cell table:style-name="ce32" office:value-type="float" office:value="6" calcext:value-type="float">
            <text:p>6</text:p>
          </table:table-cell>
          <table:table-cell table:style-name="ce38"/>
          <table:table-cell table:number-columns-repeated="3" table:style-name="ce33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style-name="ce55" table:number-columns-repeated="984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5" office:value-type="string" calcext:value-type="string">
            <text:p>PHOTON_MAN</text:p>
          </table:table-cell>
          <table:table-cell table:style-name="ce15" table:number-columns-repeated="3"/>
          <table:table-cell table:style-name="ce33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3" table:content-validation-name="val4" office:value-type="string" calcext:value-type="string">
            <text:p>Loose</text:p>
          </table:table-cell>
          <table:table-cell table:style-name="ce33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32" table:number-columns-repeated="2"/>
          <table:table-cell/>
          <table:table-cell table:style-name="ce15" table:formula="of:=COM.MICROSOFT.TEXTJOIN(&quot;,&quot;;1;[.B$3])">
            <text:p/>
          </table:table-cell>
          <table:table-cell table:style-name="ce32"/>
          <table:table-cell/>
          <table:table-cell table:style-name="ce27" table:formula="of:=COM.MICROSOFT.TEXTJOIN(&quot;, &quot;;1;[.$A$6];[.$A$52:.$A$53])" office:value-type="string" office:string-value="2, 48, 49" calcext:value-type="string">
            <text:p>2, 48, 49</text:p>
          </table:table-cell>
          <table:table-cell table:style-name="ce32" office:value-type="float" office:value="6" calcext:value-type="float">
            <text:p>6</text:p>
          </table:table-cell>
          <table:table-cell/>
          <table:table-cell table:number-columns-repeated="3" table:style-name="ce33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1" office:value-type="string" calcext:value-type="string">
            <text:p>FORAGE</text:p>
          </table:table-cell>
          <table:table-cell table:style-name="ce11" table:number-columns-repeated="3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59"/>
          <table:table-cell table:style-name="ce31" table:formula="of:=COM.MICROSOFT.TEXTJOIN(&quot;,&quot;;1;[.$A$6])" office:value-type="string" office:string-value="2" calcext:value-type="string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59"/>
          <table:table-cell table:style-name="ce31" table:formula="of:=COM.MICROSOFT.TEXTJOIN(&quot;, &quot;;1;[.$A$6])" office:value-type="string" office:string-value="2" calcext:value-type="string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59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8" office:value-type="string" calcext:value-type="string">
            <text:p>GOLD</text:p>
          </table:table-cell>
          <table:table-cell table:style-name="ce8"/>
          <table:table-cell table:style-name="ce25"/>
          <table:table-cell table:style-name="ce8"/>
          <table:table-cell table:style-name="ce41" table:content-validation-name="val2" office:value-type="string" calcext:value-type="string">
            <text:p>Player Assigned Gaia Convertible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41" table:content-validation-name="val4" office:value-type="string" calcext:value-type="string">
            <text:p>Tight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60"/>
          <table:table-cell table:style-name="ce70" table:formula="of:=COM.MICROSOFT.TEXTJOIN(&quot;,&quot;;1;[.$A$6])" office:value-type="string" office:string-value="2" calcext:value-type="string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60"/>
          <table:table-cell table:style-name="ce70" table:formula="of:=COM.MICROSOFT.TEXTJOIN(&quot;, &quot;;1;[.$A$6];[.$A$55])" office:value-type="string" office:string-value="2, 51" calcext:value-type="string">
            <text:p>2, 51</text:p>
          </table:table-cell>
          <table:table-cell table:style-name="ce8" office:value-type="string" calcext:value-type="string">
            <text:p>10, 8</text:p>
          </table:table-cell>
          <table:table-cell table:style-name="ce60"/>
          <table:table-cell table:number-columns-repeated="3" table:style-name="ce4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44" table:content-validation-name="val2" office:value-type="string" calcext:value-type="string">
            <text:p>Player Assigned Gaia Convertible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44" table:content-validation-name="val4" office:value-type="string" calcext:value-type="string">
            <text:p>Tight</text:p>
          </table:table-cell>
          <table:table-cell table:style-name="ce44" table:content-validation-name="val6" office:value-type="string" calcext:value-type="string">
            <text:p>None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61"/>
          <table:table-cell table:style-name="ce71" table:formula="of:=COM.MICROSOFT.TEXTJOIN(&quot;,&quot;;1;[.$A$6])" office:value-type="string" office:string-value="2" calcext:value-type="string">
            <text:p>2</text:p>
          </table:table-cell>
          <table:table-cell table:style-name="ce9" office:value-type="float" office:value="13" calcext:value-type="float">
            <text:p>13</text:p>
          </table:table-cell>
          <table:table-cell table:style-name="ce61"/>
          <table:table-cell table:style-name="ce71" table:formula="of:=COM.MICROSOFT.TEXTJOIN(&quot;, &quot;;1;[.$A$6];[.$A$55:.$A$56])" office:value-type="string" office:string-value="2, 51, 52" calcext:value-type="string">
            <text:p>2, 51, 52</text:p>
          </table:table-cell>
          <table:table-cell table:style-name="ce9" office:value-type="string" calcext:value-type="string">
            <text:p>11, 8, 8</text:p>
          </table:table-cell>
          <table:table-cell table:style-name="ce61"/>
          <table:table-cell table:number-columns-repeated="3" table:style-name="ce44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41" table:content-validation-name="val2" office:value-type="string" calcext:value-type="string">
            <text:p>Player Assigned Gaia Convertible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41" table:content-validation-name="val4" office:value-type="string" calcext:value-type="string">
            <text:p>Tight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60"/>
          <table:table-cell table:style-name="ce70" table:formula="of:=COM.MICROSOFT.TEXTJOIN(&quot;,&quot;;1;[.$A$6])" office:value-type="string" office:string-value="2" calcext:value-type="string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60"/>
          <table:table-cell table:style-name="ce70" table:formula="of:=COM.MICROSOFT.TEXTJOIN(&quot;, &quot;;1;[.$A$6];[.$A$55:.$A$57];[.$A$17]; [.$A$45])" office:value-type="string" office:string-value="2, 51, 52, 53, 13, 41" calcext:value-type="string">
            <text:p>2, 51, 52, 53, 13, 41</text:p>
          </table:table-cell>
          <table:table-cell table:style-name="ce8" office:value-type="string" calcext:value-type="string">
            <text:p>18, 8, 8, 8, 4, 2</text:p>
          </table:table-cell>
          <table:table-cell table:style-name="ce60"/>
          <table:table-cell table:number-columns-repeated="3" table:style-name="ce4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41" table:content-validation-name="val2" office:value-type="string" calcext:value-type="string">
            <text:p>Player Assigned Gaia Convertible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41" table:content-validation-name="val4" office:value-type="string" calcext:value-type="string">
            <text:p>Tight</text:p>
          </table:table-cell>
          <table:table-cell table:style-name="ce41" table:content-validation-name="val6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60"/>
          <table:table-cell table:style-name="ce70" table:formula="of:=COM.MICROSOFT.TEXTJOIN(&quot;,&quot;;1;[.$A$6])" office:value-type="string" office:string-value="2" calcext:value-type="string">
            <text:p>2</text:p>
          </table:table-cell>
          <table:table-cell table:style-name="ce8" office:value-type="float" office:value="24" calcext:value-type="float">
            <text:p>24</text:p>
          </table:table-cell>
          <table:table-cell table:style-name="ce60"/>
          <table:table-cell table:style-name="ce70" table:formula="of:=COM.MICROSOFT.TEXTJOIN(&quot;, &quot;;1;[.$A$6];[.$A$55:.$A$58]; [.$A$17]; [.$A$45])" office:value-type="string" office:string-value="2, 51, 52, 53, 54, 13, 41" calcext:value-type="string">
            <text:p>2, 51, 52, 53, 54, 13, 41</text:p>
          </table:table-cell>
          <table:table-cell table:style-name="ce8" office:value-type="string" calcext:value-type="string">
            <text:p>21, 8, 8, 8, 8, 4, 2</text:p>
          </table:table-cell>
          <table:table-cell table:style-name="ce60"/>
          <table:table-cell table:number-columns-repeated="3" table:style-name="ce4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9" office:value-type="string" calcext:value-type="string">
            <text:p>STONE</text:p>
          </table:table-cell>
          <table:table-cell table:style-name="ce9" table:number-columns-repeated="3"/>
          <table:table-cell table:style-name="ce44" table:content-validation-name="val2" office:value-type="string" calcext:value-type="string">
            <text:p>Player Assigned Gaia Convertible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44" table:content-validation-name="val4" office:value-type="string" calcext:value-type="string">
            <text:p>Tight</text:p>
          </table:table-cell>
          <table:table-cell table:style-name="ce44" table:content-validation-name="val6" office:value-type="string" calcext:value-type="string">
            <text:p>None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61"/>
          <table:table-cell table:style-name="ce71" table:formula="of:=COM.MICROSOFT.TEXTJOIN(&quot;,&quot;;1;[.$A$6])" office:value-type="string" office:string-value="2" calcext:value-type="string">
            <text:p>2</text:p>
          </table:table-cell>
          <table:table-cell table:style-name="ce9" office:value-type="float" office:value="25" calcext:value-type="float">
            <text:p>25</text:p>
          </table:table-cell>
          <table:table-cell table:style-name="ce61"/>
          <table:table-cell table:style-name="ce71" table:formula="of:=COM.MICROSOFT.TEXTJOIN(&quot;, &quot;;1;[.$A$6];[.$A$55:.$A$59]; [.$A$17];[.$A$45])" office:value-type="string" office:string-value="2, 51, 52, 53, 54, 55, 13, 41" calcext:value-type="string">
            <text:p>2, 51, 52, 53, 54, 55, 13, 41</text:p>
          </table:table-cell>
          <table:table-cell table:style-name="ce9" office:value-type="string" calcext:value-type="string">
            <text:p>22, 8, 8, 8, 8, 8, 4, 2</text:p>
          </table:table-cell>
          <table:table-cell table:style-name="ce61"/>
          <table:table-cell table:number-columns-repeated="3" table:style-name="ce44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1" office:value-type="string" calcext:value-type="string">
            <text:p>SHEEP</text:p>
          </table:table-cell>
          <table:table-cell table:style-name="ce11" table:number-columns-repeated="3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11"/>
          <table:table-cell table:style-name="ce11" office:value-type="string" calcext:value-type="string">
            <text:p>DLC_DIRT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4" calcext:value-type="float">
            <text:p>24</text:p>
          </table:table-cell>
          <table:table-cell table:style-name="ce62"/>
          <table:table-cell table:style-name="ce31" table:formula="of:=COM.MICROSOFT.TEXTJOIN(&quot;,&quot;;1;[.$A$6])" office:value-type="string" office:string-value="2" calcext:value-type="string">
            <text:p>2</text:p>
          </table:table-cell>
          <table:table-cell table:style-name="ce11" office:value-type="float" office:value="24" calcext:value-type="float">
            <text:p>24</text:p>
          </table:table-cell>
          <table:table-cell table:style-name="ce62"/>
          <table:table-cell table:style-name="ce31" table:formula="of:=COM.MICROSOFT.TEXTJOIN(&quot;, &quot;;1;[.$A$6];[.$A$55:.$A$60])" office:value-type="string" office:string-value="2, 51, 52, 53, 54, 55, 56" calcext:value-type="string">
            <text:p>2, 51, 52, 53, 54, 55, 56</text:p>
          </table:table-cell>
          <table:table-cell table:style-name="ce11" office:value-type="string" calcext:value-type="string">
            <text:p>14, 4, 4, 4, 4, 4, 4</text:p>
          </table:table-cell>
          <table:table-cell table:style-name="ce62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1" office:value-type="string" calcext:value-type="string">
            <text:p>DEER</text:p>
          </table:table-cell>
          <table:table-cell table:style-name="ce11" table:number-columns-repeated="3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51" table:content-validation-name="val4" office:value-type="string" calcext:value-type="string">
            <text:p>Tight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62"/>
          <table:table-cell table:style-name="ce31" table:formula="of:=COM.MICROSOFT.TEXTJOIN(&quot;,&quot;;1;[.$A$6])" office:value-type="string" office:string-value="2" calcext:value-type="string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62"/>
          <table:table-cell table:style-name="ce31" table:formula="of:=COM.MICROSOFT.TEXTJOIN(&quot;, &quot;;1;[.$A$6];[.$A$55:.$A$61])" office:value-type="string" office:string-value="2, 51, 52, 53, 54, 55, 56, 57" calcext:value-type="string">
            <text:p>2, 51, 52, 53, 54, 55, 56, 57</text:p>
          </table:table-cell>
          <table:table-cell table:style-name="ce11" office:value-type="string" calcext:value-type="string">
            <text:p>10, 10, 2, 2, 2, 2, 2, 2</text:p>
          </table:table-cell>
          <table:table-cell table:style-name="ce62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1" office:value-type="string" calcext:value-type="string">
            <text:p>JAVELINA</text:p>
          </table:table-cell>
          <table:table-cell table:style-name="ce11" table:number-columns-repeated="3"/>
          <table:table-cell table:style-name="ce51" table:content-validation-name="val2" office:value-type="string" calcext:value-type="string">
            <text:p>Player Assigned Gaia Convertible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51" table:content-validation-name="val4" office:value-type="string" calcext:value-type="string">
            <text:p>Loose</text:p>
          </table:table-cell>
          <table:table-cell table:style-name="ce51" table:content-validation-name="val6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59"/>
          <table:table-cell table:style-name="ce31" table:formula="of:=COM.MICROSOFT.TEXTJOIN(&quot;,&quot;;1;[.$A$6])" office:value-type="string" office:string-value="2" calcext:value-type="string">
            <text:p>2</text:p>
          </table:table-cell>
          <table:table-cell table:style-name="ce11" office:value-type="float" office:value="18" calcext:value-type="float">
            <text:p>18</text:p>
          </table:table-cell>
          <table:table-cell table:style-name="ce59"/>
          <table:table-cell table:style-name="ce31" table:formula="of:=COM.MICROSOFT.TEXTJOIN(&quot;, &quot;;1;[.$A$6])" office:value-type="string" office:string-value="2" calcext:value-type="string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59"/>
          <table:table-cell table:number-columns-repeated="3" table:style-name="ce51" table:content-validation-name="val7" office:value-type="string" calcext:value-type="string">
            <text:p>No</text:p>
          </table:table-cell>
          <table:table-cell table:number-columns-repeated="99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12:14:23.0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22T12:15:22.099000000</dc:date>
    <meta:editing-duration>P33DT23H41M20S</meta:editing-duration>
    <meta:editing-cycles>2738</meta:editing-cycles>
    <meta:generator>LibreOffice/24.8.3.2$Windows_X86_64 LibreOffice_project/48a6bac9e7e268aeb4c3483fcf825c94556d9f92</meta:generator>
    <meta:document-statistic meta:table-count="1" meta:cell-count="831" meta:object-count="0"/>
  </office:meta>
</office:document-meta>
</file>